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pd1" office:value-type="string" calcext:value-type="string">
            <text:p>text</text:p>
          </table:table-cell>
          <table:table-cell table:style-name="pd1" office:value-type="string" calcext:value-type="string">
            <text:p>PERSONAL</text:p>
          </table:table-cell>
          <table:table-cell table:style-name="pd1" office:value-type="string" calcext:value-type="string">
            <text:p>MEDICAL</text:p>
          </table:table-cell>
        </table:table-row>
        <table:table-row table:style-name="ro1">
          <table:table-cell office:value-type="string" calcext:value-type="string">
            <text:p>medical reco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st n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t n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 security numb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gnos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mission d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gnation d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 press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 val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crip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histo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cc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j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uniz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ap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pi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om numb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 insurance 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 insurance numb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di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rgency numb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ne numb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mpto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er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coh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th d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at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u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gn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r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in proble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vous system proble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vascular proble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ju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 part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b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dr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n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 n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ven n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nd n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l phone 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ail add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 co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ion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tal stat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ri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orc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ni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ty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cial secur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 insuran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urance compan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urance numb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po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es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 pos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loy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loy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employ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f employ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er employ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loy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 ti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b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unt ow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unt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d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it 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 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f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 plate 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ing lic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tu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s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s is the Person birth d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list of addresses for that person, e.g. the home address, the work place, etc.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thD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28T15:27:31.697120710</dc:date>
    <meta:editing-duration>PT29S</meta:editing-duration>
    <meta:editing-cycles>1</meta:editing-cycles>
    <meta:document-statistic meta:table-count="1" meta:cell-count="429" meta:object-count="0"/>
  </office:meta>
</office:document-meta>
</file>